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mily-generic="roman"/>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2.9979in" table:align="left"/>
    </style:style>
    <style:style style:name="Table1.A" style:family="table-column">
      <style:table-column-properties style:column-width="0.1465in"/>
    </style:style>
    <style:style style:name="Table1.B" style:family="table-column">
      <style:table-column-properties style:column-width="2.8514in"/>
    </style:style>
    <style:style style:name="Table1.A1" style:family="table-cell">
      <style:table-cell-properties style:vertical-align="middle" fo:padding="0.0194in" fo:border="none"/>
    </style:style>
    <style:style style:name="Table2" style:family="table">
      <style:table-properties style:width="1.1882in" table:align="left"/>
    </style:style>
    <style:style style:name="Table2.A" style:family="table-column">
      <style:table-column-properties style:column-width="0.1465in"/>
    </style:style>
    <style:style style:name="Table2.B" style:family="table-column">
      <style:table-column-properties style:column-width="1.0417in"/>
    </style:style>
    <style:style style:name="Table2.A1" style:family="table-cell">
      <style:table-cell-properties style:vertical-align="middle" fo:padding="0.0194in" fo:border="none"/>
    </style:style>
    <style:style style:name="Table3" style:family="table">
      <style:table-properties style:width="1.1174in" table:align="left"/>
    </style:style>
    <style:style style:name="Table3.A" style:family="table-column">
      <style:table-column-properties style:column-width="0.1465in"/>
    </style:style>
    <style:style style:name="Table3.B" style:family="table-column">
      <style:table-column-properties style:column-width="0.9708in"/>
    </style:style>
    <style:style style:name="Table3.A1" style:family="table-cell">
      <style:table-cell-properties style:vertical-align="middle" fo:padding="0.0194in" fo:border="none"/>
    </style:style>
    <style:style style:name="Table4" style:family="table">
      <style:table-properties style:width="2.8458in" table:align="left"/>
    </style:style>
    <style:style style:name="Table4.A" style:family="table-column">
      <style:table-column-properties style:column-width="0.125in"/>
    </style:style>
    <style:style style:name="Table4.B" style:family="table-column">
      <style:table-column-properties style:column-width="2.7208in"/>
    </style:style>
    <style:style style:name="Table4.A1" style:family="table-cell">
      <style:table-cell-properties style:vertical-align="middle" fo:padding="0.0194in" fo:border="none"/>
    </style:style>
    <style:style style:name="Table5" style:family="table">
      <style:table-properties style:width="5.2458in" table:align="left"/>
    </style:style>
    <style:style style:name="Table5.A" style:family="table-column">
      <style:table-column-properties style:column-width="0.1465in"/>
    </style:style>
    <style:style style:name="Table5.B" style:family="table-column">
      <style:table-column-properties style:column-width="5.0993in"/>
    </style:style>
    <style:style style:name="Table5.A1" style:family="table-cell">
      <style:table-cell-properties style:vertical-align="middle" fo:padding="0.0194in" fo:border="none"/>
    </style:style>
    <style:style style:name="P1" style:family="paragraph" style:parent-style-name="Standard">
      <style:text-properties officeooo:paragraph-rsid="00102b72"/>
    </style:style>
    <style:style style:name="P2" style:family="paragraph" style:parent-style-name="Standard">
      <style:text-properties officeooo:paragraph-rsid="0011e135"/>
    </style:style>
    <style:style style:name="P3" style:family="paragraph" style:parent-style-name="Standard">
      <style:paragraph-properties fo:text-align="start" style:justify-single-word="false"/>
      <style:text-properties officeooo:paragraph-rsid="00102b72"/>
    </style:style>
    <style:style style:name="P4" style:family="paragraph" style:parent-style-name="Standard">
      <style:text-properties officeooo:paragraph-rsid="0017f067"/>
    </style:style>
    <style:style style:name="P5" style:family="paragraph" style:parent-style-name="Standard">
      <style:text-properties officeooo:paragraph-rsid="002f4cdc"/>
    </style:style>
    <style:style style:name="P6" style:family="paragraph" style:parent-style-name="Standard">
      <style:text-properties officeooo:paragraph-rsid="0030f15c"/>
    </style:style>
    <style:style style:name="P7" style:family="paragraph" style:parent-style-name="Standard">
      <style:text-properties fo:color="#000000" officeooo:paragraph-rsid="0017f067"/>
    </style:style>
    <style:style style:name="P8" style:family="paragraph" style:parent-style-name="Text_20_body">
      <style:paragraph-properties fo:margin-left="0.7874in" fo:margin-right="0in" fo:text-indent="0in" style:auto-text-indent="false"/>
    </style:style>
    <style:style style:name="P9" style:family="paragraph" style:parent-style-name="Heading_20_4">
      <style:text-properties fo:font-style="italic" fo:font-weight="bold" officeooo:paragraph-rsid="0011e135" style:font-style-asian="italic" style:font-weight-asian="bold" style:font-style-complex="italic" style:font-weight-complex="bold"/>
    </style:style>
    <style:style style:name="P10" style:family="paragraph" style:parent-style-name="Text_20_body">
      <style:text-properties officeooo:paragraph-rsid="0017f067"/>
    </style:style>
    <style:style style:name="P11" style:family="paragraph" style:parent-style-name="Text_20_body">
      <style:text-properties officeooo:paragraph-rsid="0020800f"/>
    </style:style>
    <style:style style:name="P12" style:family="paragraph" style:parent-style-name="Text_20_body">
      <style:text-properties officeooo:rsid="0020800f" officeooo:paragraph-rsid="0020800f"/>
    </style:style>
    <style:style style:name="P13" style:family="paragraph" style:parent-style-name="Table_20_Contents">
      <style:paragraph-properties style:line-height-at-least="0.1563in"/>
      <style:text-properties fo:font-size="9pt"/>
    </style:style>
    <style:style style:name="P14" style:family="paragraph" style:parent-style-name="Table_20_Contents">
      <style:text-properties fo:background-color="#ffff00"/>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text-underline-style="none"/>
    </style:style>
    <style:style style:name="P18" style:family="paragraph" style:parent-style-name="Standard">
      <style:paragraph-properties fo:margin-top="0in" fo:margin-bottom="0.1965in" style:contextual-spacing="false"/>
      <style:text-properties officeooo:paragraph-rsid="003a099a"/>
    </style:style>
    <style:style style:name="P19" style:family="paragraph" style:parent-style-name="Standard">
      <style:paragraph-properties fo:margin-top="0in" fo:margin-bottom="0.1965in" style:contextual-spacing="false"/>
      <style:text-properties officeooo:paragraph-rsid="003ea779"/>
    </style:style>
    <style:style style:name="P20" style:family="paragraph" style:parent-style-name="Preformatted_20_Text">
      <style:paragraph-properties fo:margin-top="0in" fo:margin-bottom="0.1965in" style:contextual-spacing="false" fo:padding="0.0291in" fo:border-left="none" fo:border-right="none" fo:border-top="none" fo:border-bottom="0.06pt solid #000000" style:join-border="false"/>
      <style:text-properties fo:color="#000066" style:font-name="Liberation Serif" officeooo:paragraph-rsid="0043c94d"/>
    </style:style>
    <style:style style:name="P21" style:family="paragraph" style:parent-style-name="Preformatted_20_Text">
      <style:paragraph-properties fo:margin-top="0in" fo:margin-bottom="0.1965in" style:contextual-spacing="false"/>
    </style:style>
    <style:style style:name="P22" style:family="paragraph" style:parent-style-name="Preformatted_20_Text">
      <style:paragraph-properties fo:margin-top="0in" fo:margin-bottom="0.1965in" style:contextual-spacing="false"/>
      <style:text-properties officeooo:paragraph-rsid="003bf059"/>
    </style:style>
    <style:style style:name="P23" style:family="paragraph" style:parent-style-name="Preformatted_20_Text">
      <style:paragraph-properties fo:margin-top="0in" fo:margin-bottom="0.1965in" style:contextual-spacing="false"/>
      <style:text-properties officeooo:paragraph-rsid="003ca5ae"/>
    </style:style>
    <style:style style:name="P24" style:family="paragraph" style:parent-style-name="Preformatted_20_Text">
      <style:paragraph-properties fo:margin-top="0in" fo:margin-bottom="0.1965in" style:contextual-spacing="false"/>
      <style:text-properties fo:color="#000099" officeooo:paragraph-rsid="003ca5ae"/>
    </style:style>
    <style:style style:name="P25" style:family="paragraph" style:parent-style-name="Preformatted_20_Text">
      <style:paragraph-properties fo:margin-top="0in" fo:margin-bottom="0.1965in" style:contextual-spacing="false"/>
      <style:text-properties officeooo:paragraph-rsid="003ea779"/>
    </style:style>
    <style:style style:name="P26" style:family="paragraph" style:parent-style-name="Text_20_body">
      <style:paragraph-properties fo:margin-top="0in" fo:margin-bottom="0.1965in" style:contextual-spacing="false"/>
      <style:text-properties officeooo:paragraph-rsid="003ea779"/>
    </style:style>
    <style:style style:name="P27" style:family="paragraph" style:parent-style-name="Preformatted_20_Text">
      <style:text-properties officeooo:paragraph-rsid="0017f067"/>
    </style:style>
    <style:style style:name="P28" style:family="paragraph" style:parent-style-name="Preformatted_20_Text">
      <style:text-properties fo:color="#000066" officeooo:paragraph-rsid="0017f067"/>
    </style:style>
    <style:style style:name="P29" style:family="paragraph" style:parent-style-name="Preformatted_20_Text">
      <style:text-properties fo:color="#000066" style:font-name="Liberation Serif" officeooo:rsid="00357220" officeooo:paragraph-rsid="00357220"/>
    </style:style>
    <style:style style:name="P30" style:family="paragraph" style:parent-style-name="Preformatted_20_Text">
      <style:text-properties fo:color="#000066" style:font-name="Liberation Serif" officeooo:paragraph-rsid="0017f067"/>
    </style:style>
    <style:style style:name="P31" style:family="paragraph" style:parent-style-name="Preformatted_20_Text">
      <style:text-properties style:font-name="Liberation Serif"/>
    </style:style>
    <style:style style:name="P32" style:family="paragraph" style:parent-style-name="Preformatted_20_Text">
      <style:text-properties fo:color="#000000" officeooo:paragraph-rsid="0017f067"/>
    </style:style>
    <style:style style:name="P33" style:family="paragraph" style:parent-style-name="Text_20_body">
      <style:paragraph-properties fo:padding="0.0291in" fo:border-left="none" fo:border-right="none" fo:border-top="none" fo:border-bottom="0.06pt solid #000000" style:join-border="false"/>
    </style:style>
    <style:style style:name="P34"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35"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6" style:family="paragraph" style:parent-style-name="Standard">
      <style:paragraph-properties fo:margin-left="0in" fo:margin-right="0in" fo:text-align="start" style:justify-single-word="false" fo:text-indent="0in" style:auto-text-indent="false"/>
      <style:text-properties fo:color="#7f0055" style:font-name="Monospace" fo:font-size="10pt" fo:font-weight="bold" style:font-size-asian="10pt" style:font-weight-asian="bold"/>
    </style:style>
    <style:style style:name="P37" style:family="paragraph" style:parent-style-name="List_20_Contents" style:list-style-name="L1"/>
    <style:style style:name="P38" style:family="paragraph" style:parent-style-name="List_20_Contents" style:list-style-name="L5"/>
    <style:style style:name="P39" style:family="paragraph" style:parent-style-name="List_20_Contents" style:list-style-name="L2">
      <style:paragraph-properties fo:margin-left="0.7874in" fo:margin-right="0in" fo:text-indent="0in" style:auto-text-indent="false"/>
    </style:style>
    <style:style style:name="P40" style:family="paragraph" style:parent-style-name="List_20_Contents" style:list-style-name="L3">
      <style:paragraph-properties fo:margin-left="0.7874in" fo:margin-right="0in" fo:text-indent="0in" style:auto-text-indent="false"/>
    </style:style>
    <style:style style:name="P41" style:family="paragraph" style:parent-style-name="List_20_Contents" style:list-style-name="L4">
      <style:paragraph-properties fo:margin-left="0.7874in" fo:margin-right="0in" fo:text-indent="0in" style:auto-text-indent="false"/>
    </style:style>
    <style:style style:name="P42" style:family="paragraph" style:parent-style-name="List_20_Contents" style:list-style-name="L6">
      <style:paragraph-properties fo:margin-left="0.7874in" fo:margin-right="0in" fo:text-indent="0in" style:auto-text-indent="false"/>
    </style:style>
    <style:style style:name="P43" style:family="paragraph" style:parent-style-name="List_20_Contents" style:list-style-name="L7">
      <style:paragraph-properties fo:margin-left="0.7874in" fo:margin-right="0in" fo:text-indent="0in" style:auto-text-indent="false"/>
    </style:style>
    <style:style style:name="P44" style:family="paragraph" style:parent-style-name="List_20_Contents" style:list-style-name="L4">
      <style:paragraph-properties fo:margin-left="0.7874in" fo:margin-right="0in" fo:margin-top="0in" fo:margin-bottom="0.1965in" style:contextual-spacing="false" fo:text-indent="0in" style:auto-text-indent="false"/>
    </style:style>
    <style:style style:name="P45" style:family="paragraph" style:parent-style-name="List_20_Contents" style:list-style-name="L8">
      <style:paragraph-properties fo:margin-left="0.7874in" fo:margin-right="0in" fo:margin-top="0in" fo:margin-bottom="0.1965in" style:contextual-spacing="false" fo:text-indent="0in" style:auto-text-indent="false"/>
    </style:style>
    <style:style style:name="P46" style:family="paragraph" style:parent-style-name="Preformatted_20_Text">
      <style:text-properties fo:color="#330099" officeooo:paragraph-rsid="0017f06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fo:background-color="#ffff00" loext:char-shading-value="0"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officeooo:rsid="0016f3e7"/>
    </style:style>
    <style:style style:name="T8" style:family="text">
      <style:text-properties officeooo:rsid="0018f909"/>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officeooo:rsid="0020800f"/>
    </style:style>
    <style:style style:name="T11" style:family="text">
      <style:text-properties fo:color="#000099"/>
    </style:style>
    <style:style style:name="T12" style:family="text">
      <style:text-properties fo:color="#0000ff"/>
    </style:style>
    <style:style style:name="T13" style:family="text">
      <style:text-properties officeooo:rsid="002eb17a"/>
    </style:style>
    <style:style style:name="T14" style:family="text">
      <style:text-properties fo:color="#000000"/>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040183d" style:font-size-asian="10pt"/>
    </style:style>
    <style:style style:name="T17" style:family="text">
      <style:text-properties fo:color="#000000" style:font-name="Monospace" fo:font-size="10pt" style:text-underline-style="solid" style:text-underline-width="auto" style:text-underline-color="font-color" style:font-size-asian="10pt"/>
    </style:style>
    <style:style style:name="T18" style:family="text">
      <style:text-properties fo:color="#000000" style:font-name="Liberation Serif" fo:font-weight="bold" officeooo:rsid="003bf059" style:font-weight-asian="bold" style:font-weight-complex="bold"/>
    </style:style>
    <style:style style:name="T19" style:family="text">
      <style:text-properties fo:color="#3f7f5f" style:font-name="Monospace" fo:font-size="10pt" style:font-size-asian="10pt"/>
    </style:style>
    <style:style style:name="T20" style:family="text">
      <style:text-properties fo:color="#3f7f5f" style:font-name="Monospace" fo:font-size="10pt" style:text-underline-style="solid" style:text-underline-width="auto" style:text-underline-color="font-color" style:font-size-asian="10pt"/>
    </style:style>
    <style:style style:name="T21" style:family="text">
      <style:text-properties fo:color="#000066" style:font-name="Monospace" fo:font-size="10pt" style:font-size-asian="10pt"/>
    </style:style>
    <style:style style:name="T22" style:family="text">
      <style:text-properties fo:color="#cc0000"/>
    </style:style>
    <style:style style:name="T23" style:family="text">
      <style:text-properties style:font-name="Liberation Serif"/>
    </style:style>
    <style:style style:name="T24" style:family="text">
      <style:text-properties fo:color="#0000cc" style:font-name="Liberation Serif"/>
    </style:style>
    <style:style style:name="T25" style:family="text">
      <style:text-properties fo:color="#0000cc" style:font-name="Liberation Serif" officeooo:rsid="003a099a"/>
    </style:style>
    <style:style style:name="T26" style:family="text">
      <style:text-properties fo:color="#7f0055" style:font-name="Monospace" fo:font-size="10pt" fo:font-weight="bold" style:font-size-asian="10pt" style:font-weight-asian="bold"/>
    </style:style>
    <style:style style:name="T27" style:family="text">
      <style:text-properties fo:color="#7f0055" style:font-name="Monospace" fo:font-size="10pt" style:text-underline-style="solid" style:text-underline-width="auto" style:text-underline-color="font-color" fo:font-weight="bold" style:font-size-asian="10pt" style:font-weight-asian="bold"/>
    </style:style>
    <style:style style:name="T28" style:family="text">
      <style:text-properties fo:color="#2a00ff" style:font-name="Monospace" fo:font-size="10pt" style:font-size-asian="10pt"/>
    </style:style>
    <style:style style:name="T29" style:family="text">
      <style:text-properties fo:color="#2a00ff" style:font-name="Monospace" fo:font-size="10pt" style:text-underline-style="solid" style:text-underline-width="auto" style:text-underline-color="font-color" style:font-size-asian="10pt"/>
    </style:style>
    <style:style style:name="T30" style:family="text">
      <style:text-properties fo:color="#2a00ff" style:font-name="Liberation Serif" fo:font-size="10pt" style:font-size-asian="10pt"/>
    </style:style>
    <style:style style:name="T31" style:family="text">
      <style:text-properties style:use-window-font-color="true" style:font-name="Liberation Serif" fo:font-weight="bold" officeooo:rsid="003ea779" style:font-weight-asian="bold" style:font-weight-complex="bold"/>
    </style:style>
    <style:style style:name="T32" style:family="text">
      <style:text-properties officeooo:rsid="003ca5ae"/>
    </style:style>
    <style:style style:name="T33" style:family="text">
      <style:text-properties officeooo:rsid="003da5c7"/>
    </style:style>
    <style:style style:name="T34" style:family="text">
      <style:text-properties fo:color="#ff0000"/>
    </style:style>
    <style:style style:name="T35" style:family="text">
      <style:text-properties fo:color="#330099"/>
    </style:style>
    <style:style style:name="T36" style:family="text">
      <style:text-properties style:font-name="Monospace" fo:font-size="10pt" style:font-size-asian="10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xt:span text:style-name="Definition">valid </text:span><text:span text:style-name="Definition"><text:span text:style-name="T2">identifier</text:span></text:span> is a sequence of one or more letters, digits, or underscore characters (<text:span text:style-name="Source_20_Text">_</text:span>). Spaces, punctuation marks, and symbols cannot be part of an identifier. In addition, identifiers shall always begin with a letter. They can also begin with an underline character (<text:span text:style-name="Source_20_Text">_</text:span>), but such identifiers are -on most cases- considered reserved for compiler-specific keywords or external identifiers, as well as identifiers containing two successive underscore characters anywhere. In no case can they begin with a digit.<text:line-break/><text:line-break/>C++ uses a number of keywords to identify operations and data descriptions; therefore, identifiers created by a programmer cannot match these keywords. The standard reserved keywords that cannot be used for programmer created identifiers are <text:span text:style-name="T7">73 </text:span>:<text:line-break/><text:line-break/><text:span text:style-name="Source_20_Text"><text:span text:style-name="T5">alignas</text:span></text:span><text:span text:style-name="Source_20_Text"><text:span text:style-name="T4">, </text:span></text:span><text:span text:style-name="Source_20_Text"><text:span text:style-name="T5">alignof</text:span></text:span><text:span text:style-name="Source_20_Text"><text:span text:style-name="T4">, and, and_eq, asm, auto, </text:span></text:span><text:span text:style-name="Source_20_Text"><text:span text:style-name="T5">bitand</text:span></text:span><text:span text:style-name="Source_20_Text"><text:span text:style-name="T4">, </text:span></text:span><text:span text:style-name="Source_20_Text"><text:span text:style-name="T5">bitor</text:span></text:span><text:span text:style-name="Source_20_Text"><text:span text:style-name="T4">, bool, </text:span></text:span></text:p>
      <text:p text:style-name="P1"/>
      <text:p text:style-name="P1"><text:span text:style-name="Source_20_Text"><text:span text:style-name="T4">break, case, catch, char, char16_t, char32_t, class, </text:span></text:span><text:span text:style-name="Source_20_Text"><text:span text:style-name="T5">compl</text:span></text:span><text:span text:style-name="Source_20_Text"><text:span text:style-name="T4">, const, </text:span></text:span></text:p>
      <text:p text:style-name="P1"/>
      <text:p text:style-name="P1"><text:span text:style-name="Source_20_Text"><text:span text:style-name="T5">constexpr</text:span></text:span><text:span text:style-name="Source_20_Text"><text:span text:style-name="T4">, </text:span></text:span><text:span text:style-name="Source_20_Text"><text:span text:style-name="T5">const</text:span></text:span><text:span text:style-name="Source_20_Text"><text:span text:style-name="T4">_cast, continue, </text:span></text:span><text:span text:style-name="Source_20_Text"><text:span text:style-name="T5">decltype</text:span></text:span><text:span text:style-name="Source_20_Text"><text:span text:style-name="T4">, default, delete, do, </text:span></text:span></text:p>
      <text:p text:style-name="P1"/>
      <text:p text:style-name="P1"><text:span text:style-name="Source_20_Text"><text:span text:style-name="T4">double, </text:span></text:span><text:span text:style-name="Source_20_Text"><text:span text:style-name="T5">dynamic_cast</text:span></text:span><text:span text:style-name="Source_20_Text"><text:span text:style-name="T4">, else, enum, explicit, export, extern, false, </text:span></text:span></text:p>
      <text:p text:style-name="P1"/>
      <text:p text:style-name="P1"><text:span text:style-name="Source_20_Text"><text:span text:style-name="T4">float, for, friend, goto, if, inline, int, long, </text:span></text:span><text:span text:style-name="Source_20_Text"><text:span text:style-name="T5">mutable</text:span></text:span><text:span text:style-name="Source_20_Text"><text:span text:style-name="T4">, </text:span></text:span></text:p>
      <text:p text:style-name="P1"/>
      <text:p text:style-name="P1"><text:span text:style-name="Source_20_Text"><text:span text:style-name="T4">namespace, new, noexcept, not, not_eq, nullptr, operator, or, </text:span></text:span></text:p>
      <text:p text:style-name="P1"/>
      <text:p text:style-name="P1"><text:span text:style-name="Source_20_Text"><text:span text:style-name="T4">or_eq, private, protected, public, register, reinterpret_cast, </text:span></text:span></text:p>
      <text:p text:style-name="P1"/>
      <text:p text:style-name="P1"><text:span text:style-name="Source_20_Text"><text:span text:style-name="T4">return, short, signed, sizeof, static, static_assert, static_cast, </text:span></text:span></text:p>
      <text:p text:style-name="P1"/>
      <text:p text:style-name="P3"><text:span text:style-name="Source_20_Text"><text:span text:style-name="T4">struct, switch, template, this, </text:span></text:span><text:span text:style-name="Source_20_Text"><text:span text:style-name="T5">thread_local</text:span></text:span><text:span text:style-name="Source_20_Text"><text:span text:style-name="T4">, throw, true, try, </text:span></text:span></text:p>
      <text:p text:style-name="P1"/>
      <text:p text:style-name="P1"><text:span text:style-name="Source_20_Text"><text:span text:style-name="T4">typedef, typeid, typename, union, unsigned, using, virtual, void, </text:span></text:span></text:p>
      <text:p text:style-name="P1"/>
      <text:p text:style-name="P2"><text:span text:style-name="Source_20_Text"><text:span text:style-name="T4">volatile, wchar_t, while, xor, xor_eq</text:span></text:span></text:p>
      <text:p text:style-name="P2"/>
      <text:h text:style-name="P9" text:outline-level="4"><text:bookmark text:name="Data_models"/>Data models</text:h>
      <text:p text:style-name="Text_20_body">The choices made by each implementation about the sizes of the fundamental types are collectively known as <text:span text:style-name="T3">data model</text:span>. Four data models found wide acceptance: </text:p>
      <text:p text:style-name="Text_20_body">32 bit systems: </text:p>
      <text:list xml:id="list403815798927590891" text:style-name="L1">
        <text:list-item>
          <text:p text:style-name="P37"><text:span text:style-name="T1">LP32</text:span> or <text:span text:style-name="T1">2/4/4</text:span> (int is 16-bit, long and pointer are 32-bit) </text:p>
        </text:list-item>
      </text:list>
      <text:list xml:id="list665073858112295421" text:style-name="L2">
        <text:list-item>
          <text:p text:style-name="P39">Win16 API </text:p>
        </text:list-item>
      </text:list>
      <text:list xml:id="list3088231327433155887" text:style-name="L3">
        <text:list-item>
          <text:p text:style-name="P40"><text:span text:style-name="T1">ILP32</text:span> or <text:span text:style-name="T1">4/4/4</text:span> (int, long, and pointer are 32-bit); </text:p>
        </text:list-item>
      </text:list>
      <text:list xml:id="list3935617540293131066" text:style-name="L4">
        <text:list-item>
          <text:p text:style-name="P41">Win32 API </text:p>
        </text:list-item>
        <text:list-item>
          <text:p text:style-name="P44">Unix and Unix-like systems (Linux, Mac OS X) </text:p>
        </text:list-item>
      </text:list>
      <text:p text:style-name="P8">64 bit systems: </text:p>
      <text:list xml:id="list5914469469548694807" text:style-name="L5">
        <text:list-item>
          <text:p text:style-name="P38"><text:span text:style-name="T1">LLP64</text:span> or <text:span text:style-name="T1">4/4/8</text:span> (int and long are 32-bit, pointer is 64-bit) </text:p>
        </text:list-item>
      </text:list>
      <text:list xml:id="list3910936775926568208" text:style-name="L6">
        <text:list-item>
          <text:p text:style-name="P42">Win64 API </text:p>
        </text:list-item>
      </text:list>
      <text:list xml:id="list531683578097746420" text:style-name="L7">
        <text:list-item>
          <text:p text:style-name="P43"><text:span text:style-name="T1">LP64</text:span> or <text:span text:style-name="T1">4/8/8</text:span> (int is 32-bit, long and pointer are 64-bit) </text:p>
        </text:list-item>
      </text:list>
      <text:list xml:id="list476047233970328435" text:style-name="L8">
        <text:list-item>
          <text:p text:style-name="P45">Unix and Unix-like systems (Linux, Mac OS X) </text:p>
        </text:list-item>
      </text:list>
      <text:p text:style-name="P2"><text:soft-page-break/>fixed width types</text:p>
      <text:p text:style-name="P2"/>
      <text:p text:style-name="P2"/>
      <text:p text:style-name="P2">#include &lt;cstdint&gt;</text:p>
      <text:p text:style-name="P2"/>
      <text:p text:style-name="P2">boost library, boost provides these as part of &lt;boost/cstdint.hpp&gt;.</text:p>
      <text:p text:style-name="P2"/>
      <text:p text:style-name="P2"/>
      <text:p text:style-name="P2"/>
      <text:p text:style-name="P2"/>
      <text:p text:style-name="P2"/>
      <text:p text:style-name="P2">n C++, variables are a type of l-value (pronounced ell-value). An <text:span text:style-name="Strong_20_Emphasis">l-value</text:span> is a value that has an address (in memory). </text:p>
      <text:p text:style-name="P4"><text:span text:style-name="Source_20_Text"><text:line-break/></text:span>The name of a variable, function, class, or other object in C++ is called an <text:span text:style-name="Strong_20_Emphasis">identifier</text:span><text:line-break/>It can not start with a number. <text:span text:style-name="T8">Can not be keywords.</text:span></text:p>
      <text:p text:style-name="P4">it is a convention in C++ that <text:span text:style-name="T2">variable</text:span> names should begin with a <text:span text:style-name="T2">lowercase</text:span> letter</text:p>
      <text:p text:style-name="P4"/>
      <text:p text:style-name="P10"><text:span text:style-name="Strong_20_Emphasis">Angled brackets vs quotes</text:span></text:p>
      <text:p text:style-name="Text_20_body">You’re probably curious why we use angled brackets for iostream, and double quotes for add.h. The answer is that angled brackets are used to tell the compiler that we are including a header file that was included with the compiler, so it should look for that header file in the system directories. The double-quotes tell the compiler that this is a header file we are supplying, so it should look for that header file in the current directory containing our source code first. If it doesn’t find the header file there, it will check any other include paths that you’ve specified as part of your compiler/IDE settings. That failing, it will fall back to checking the system directories.</text:p>
      <text:p text:style-name="Text_20_body"><text:span text:style-name="Emphasis">Rule: Use angled brackets to include header files that come with the compiler. Use double quotes to include any other header files.</text:span></text:p>
      <text:p text:style-name="P4"><text:span text:style-name="Emphasis"><text:span text:style-name="T9">Rule: use the non .h version of a library if it exists, and access the functionality through the std namespace. If the non .h version does not exist, or you are creating your own headers, use the .h version</text:span></text:span></text:p>
      <text:p text:style-name="P10">Using g++, you can use the -I option to specify an alternate include directory.</text:p>
      <text:section text:style-name="Sect1" text:name="crayon-571876c9b7330731405702">
        <table:table table:name="Table1" table:style-name="Table1">
          <table:table-column table:style-name="Table1.A"/>
          <table:table-column table:style-name="Table1.B"/>
          <table:table-row>
            <table:table-cell table:style-name="Table1.A1" office:value-type="string">
              <text:p text:style-name="P13"/>
            </table:table-cell>
            <table:table-cell table:style-name="Table1.A1" office:value-type="string">
              <text:section text:style-name="Sect1" text:name="crayon-571876c9b7330731405702-1">
                <text:p text:style-name="P14">g++ -o main -I /source/includes main.cpp</text:p>
              </text:section>
            </table:table-cell>
          </table:table-row>
        </table:table>
      </text:section>
      <text:p text:style-name="P4"/>
      <text:p text:style-name="P4"/>
      <text:p text:style-name="P4"/>
      <text:p text:style-name="P10"><text:span text:style-name="Strong_20_Emphasis">#pragma once</text:span></text:p>
      <text:p text:style-name="P11">Many compilers support an simpler, alternate form of<text:span text:style-name="T2"> </text:span></text:p>
      <text:p text:style-name="P11"><text:span text:style-name="T2">header guards</text:span> <text:s/><text:span text:style-name="T10">(#ifndef <text:s/>HEADRNAME_H</text:span></text:p>
      <text:p text:style-name="P12"><text:s text:c="28"/>#define HADERNAME_H </text:p>
      <text:p text:style-name="P11"><text:s text:c="27"/><text:span text:style-name="T10">#endif)</text:span></text:p>
      <text:p text:style-name="P11"/>
      <text:p text:style-name="P11">using the #pragma directive:</text:p>
      <text:section text:style-name="Sect1" text:name="crayon-571878340eaf5477270412">
        <table:table table:name="Table2" table:style-name="Table2">
          <table:table-column table:style-name="Table2.A"/>
          <table:table-column table:style-name="Table2.B"/>
          <text:soft-page-break/>
          <table:table-row>
            <table:table-cell table:style-name="Table2.A1" office:value-type="string">
              <text:p text:style-name="P13">1</text:p>
              <text:p text:style-name="P13">2</text:p>
              <text:p text:style-name="P13">3</text:p>
            </table:table-cell>
            <table:table-cell table:style-name="Table2.A1" office:value-type="string">
              <text:section text:style-name="Sect1" text:name="crayon-571878340eaf5477270412-1">
                <text:p text:style-name="Table_20_Contents">#pragma once</text:p>
              </text:section>
              <text:section text:style-name="Sect1" text:name="crayon-571878340eaf5477270412-2">
                <text:p text:style-name="Table_20_Contents"> </text:p>
              </text:section>
              <text:section text:style-name="Sect1" text:name="crayon-571878340eaf5477270412-3">
                <text:p text:style-name="Table_20_Contents">// your code here</text:p>
              </text:section>
            </table:table-cell>
          </table:table-row>
        </table:table>
      </text:section>
      <text:p text:style-name="Text_20_body"><text:span text:style-name="Source_20_Text">#pragma once</text:span> serves the same purpose as header guards, and has the added benefit of being shorter and less error-prone. The stdafx.h file that Visual Studio includes in projects that use precompiled headers makes use of this directive in place of header guards.</text:p>
      <text:p text:style-name="Text_20_body"/>
      <text:p text:style-name="Text_20_body">However, <text:span text:style-name="Source_20_Text">#pragma once</text:span> is not an official part of the C++ language, and not all compilers support it (although most modern compilers do).</text:p>
      <text:p text:style-name="P4"/>
      <text:p text:style-name="P10"><text:span text:style-name="Strong_20_Emphasis">Uniform initialization in C++11</text:span></text:p>
      <text:p text:style-name="Text_20_body"/>
      <text:section text:style-name="Sect1" text:name="crayon-5718769e89717273549427">
        <table:table table:name="Table3" table:style-name="Table3">
          <table:table-column table:style-name="Table3.A"/>
          <table:table-column table:style-name="Table3.B"/>
          <table:table-row>
            <table:table-cell table:style-name="Table3.A1" office:value-type="string">
              <text:p text:style-name="P13"/>
            </table:table-cell>
            <table:table-cell table:style-name="Table3.A1" office:value-type="string">
              <text:section text:style-name="Sect1" text:name="crayon-5718769e89717273549427-1">
                <text:p text:style-name="Table_20_Contents"><text:span text:style-name="T12">int value{5}</text:span>;</text:p>
              </text:section>
            </table:table-cell>
          </table:table-row>
        </table:table>
      </text:section>
      <text:p text:style-name="Text_20_body">Initializing a variable with an empty brace indicates default initialization. Default initialization initializes the variable to zero (or empty, if that’s more appropriate for a given type).</text:p>
      <text:section text:style-name="Sect1" text:name="crayon-5718769e8971d124354197">
        <table:table table:name="Table4" table:style-name="Table4">
          <table:table-column table:style-name="Table4.A"/>
          <table:table-column table:style-name="Table4.B"/>
          <table:table-row>
            <table:table-cell table:style-name="Table4.A1" office:value-type="string">
              <text:p text:style-name="P13"/>
            </table:table-cell>
            <table:table-cell table:style-name="Table4.A1" office:value-type="string">
              <text:section text:style-name="Sect1" text:name="crayon-5718769e8971d124354197-1">
                <text:p text:style-name="Table_20_Contents"><text:span text:style-name="T11">int value{}</text:span>; // default initialization to 0</text:p>
              </text:section>
            </table:table-cell>
          </table:table-row>
        </table:table>
      </text:section>
      <text:p text:style-name="Text_20_body">Uniform initialization has the added benefit of disallowing “narrowing” type conversions. This means that if you try to use uniform initialization to initialize a variable with a value it can not safely hold, the compiler will throw an warning or error. For example:</text:p>
      <text:section text:style-name="Sect1" text:name="crayon-5718769e89724187208545">
        <table:table table:name="Table5" table:style-name="Table5">
          <table:table-column table:style-name="Table5.A"/>
          <table:table-column table:style-name="Table5.B"/>
          <table:table-row>
            <table:table-cell table:style-name="Table5.A1" office:value-type="string">
              <text:p text:style-name="P13"/>
            </table:table-cell>
            <table:table-cell table:style-name="Table5.A1" office:value-type="string">
              <text:section text:style-name="Sect1" text:name="crayon-5718769e89724187208545-1">
                <text:p text:style-name="Table_20_Contents"><text:span text:style-name="T12">int value{4.5};</text:span> // error: an integer variable can not hold a non-integer value</text:p>
              </text:section>
            </table:table-cell>
          </table:table-row>
        </table:table>
      </text:section>
      <text:p text:style-name="Text_20_body">Uniform initialization is sometimes called <text:span text:style-name="Strong_20_Emphasis">list initialization</text:span>, though we prefer the term “uniform initialization” because neither the initializer nor the variable need to be a list.</text:p>
      <text:p text:style-name="P4">When a variable is given a value after it has been defined, it is called an <text:span text:style-name="Strong_20_Emphasis">copy assignment</text:span><text:span text:style-name="Emphasis"><text:span text:style-name="T9">.</text:span></text:span></text:p>
      <text:p text:style-name="P4"/>
      <text:p text:style-name="P4"><text:span text:style-name="Strong_20_Emphasis">Defining multiple variables</text:span></text:p>
      <text:p text:style-name="P4"><text:span text:style-name="Strong_20_Emphasis"/></text:p>
      <text:p text:style-name="P4"><text:span text:style-name="T12">int a, int b; <text:s text:c="10"/></text:span><text:s/>// wrong (compiler error)</text:p>
      <text:p text:style-name="P4"><text:span text:style-name="T12">int a, b; </text:span><text:s text:c="16"/>// correct</text:p>
      <text:p text:style-name="P4"><text:span text:style-name="T12">int a, double b; </text:span><text:s text:c="3"/>// wrong (compiler error)</text:p>
      <text:section text:style-name="Sect1" text:name="crayon-5718769e8974b192338229-3">
        <text:p text:style-name="Standard"><text:span text:style-name="T12">int a; double b; <text:s/></text:span><text:s text:c="5"/>// correct (but not recommended)</text:p>
        <text:p text:style-name="Standard"/>
        <text:p text:style-name="Standard">can not declare variables of type void </text:p>
        <text:p text:style-name="Standard"><text:span text:style-name="T12">void myVariable;</text:span> // compiler error!</text:p>
        <text:p text:style-name="Standard"/>
      </text:section>
      <text:p text:style-name="P4"/>
      <text:p text:style-name="P5"><text:span text:style-name="T13">Default <text:s/></text:span>precision that cout <text:span text:style-name="T13">is 6 ,</text:span></text:p>
      <text:p text:style-name="P6">we can override the default precision that cout shows by using the std::setprecision()</text:p>
      <text:p text:style-name="P6"/>
      <text:p text:style-name="P6"><text:span text:style-name="T12">#include &lt;iomanip&gt;</text:span> // for std::setprecision()</text:p>
      <text:p text:style-name="P6"><text:span text:style-name="T12"> std::cout &lt;&lt; std::setprecision(16)</text:span>; // show 16 digits </text:p>
      <text:p text:style-name="P6"/>
      <text:p text:style-name="P6">There are two special categories of floating point numbers. The first is <text:span text:style-name="Strong_20_Emphasis">Inf</text:span>, which represents infinity. Inf can be positive or negative. The second is <text:span text:style-name="Strong_20_Emphasis">NaN</text:span>, which stands for “Not a Number”.</text:p>
      <text:p text:style-name="P4"><text:soft-page-break/><text:span text:style-name="T21">std::cout &lt;&lt; std::boolalpha; </text:span><text:span text:style-name="T19">// print </text:span><text:span text:style-name="T20">bools</text:span><text:span text:style-name="T19"> as true or false</text:span></text:p>
      <text:p text:style-name="P4"/>
      <text:p text:style-name="P4"/>
      <text:p text:style-name="P27">static_cast&lt;new_type&gt;(expression)</text:p>
      <text:p text:style-name="P29"/>
      <text:p text:style-name="P29">char ch (58);</text:p>
      <text:p text:style-name="P30">std::cout &lt;&lt; <text:span text:style-name="T22">static_cast&lt;int&gt;(ch)</text:span> &lt;&lt; std::endl;</text:p>
      <text:p text:style-name="P30">std::cout &lt;&lt; ch &lt;&lt; " has ASCII code " &lt;&lt; <text:span text:style-name="T22">static_cast&lt;int&gt;(ch)</text:span> &lt;&lt; std::endl;</text:p>
      <text:p text:style-name="P30"/>
      <text:p text:style-name="P28"><text:span text:style-name="Source_20_Text"><text:span text:style-name="T23"><text:s text:c="3"/>getline (cin, myString);</text:span></text:span></text:p>
      <text:p text:style-name="P21"><text:span text:style-name="Source_20_Text"><text:span text:style-name="T23"><text:s text:c="2"/></text:span></text:span><text:span text:style-name="Source_20_Text"><text:span text:style-name="T24">cout &lt;&lt; "\nHello '" &lt;&lt; myString &lt;&lt; "'.\n\n\n";</text:span></text:span></text:p>
      <text:p text:style-name="P21"/>
      <text:p text:style-name="P18"><text:span text:style-name="T26">#include</text:span><text:span text:style-name="T15"> </text:span><text:span text:style-name="T28">&lt;limits&gt; </text:span><text:span text:style-name="T30">//</text:span><text:span text:style-name="T23">You need to include the header file </text:span><text:span text:style-name="Source_20_Text"><text:span text:style-name="T23">&lt;limits&gt;</text:span></text:span><text:span text:style-name="T23">, which is where </text:span><text:span text:style-name="Source_20_Text"><text:span text:style-name="T23">std::numeric_limits</text:span></text:span><text:span text:style-name="T23"> is defined. </text:span></text:p>
      <text:p text:style-name="P21"><text:span text:style-name="Source_20_Text"><text:span text:style-name="T23">// Ignore to the end of file</text:span></text:span></text:p>
      <text:p text:style-name="Preformatted_20_Text"><text:span text:style-name="Source_20_Text"><text:span text:style-name="T25">std::</text:span></text:span><text:span text:style-name="Source_20_Text"><text:span text:style-name="T24">cin.ignore(std::numeric_limits&lt;std::streamsize&gt;::max())</text:span></text:span></text:p>
      <text:p text:style-name="P31"/>
      <text:p text:style-name="Preformatted_20_Text"><text:span text:style-name="Source_20_Text"><text:span text:style-name="T23">// Ignore to the end of line</text:span></text:span></text:p>
      <text:p text:style-name="P21"><text:span text:style-name="Source_20_Text"><text:span text:style-name="T25">std::</text:span></text:span><text:span text:style-name="Source_20_Text"><text:span text:style-name="T24">cin.ignore(std::numeric_limits&lt;std::streamsize&gt;::max(), '\n')</text:span></text:span></text:p>
      <text:p text:style-name="P21"/>
      <text:p text:style-name="P22"><text:span text:style-name="Source_20_Text"><text:span text:style-name="T18">Literals </text:span></text:span></text:p>
      <text:p text:style-name="P22"><text:span text:style-name="T11"> int x = 012</text:span>; // 0 before the number means this is octal</text:p>
      <text:p text:style-name="P22"><text:span text:style-name="T11">int x = 0xFF; </text:span>// 0x before the number means this is hexadecimal</text:p>
      <text:p text:style-name="P22"><text:span text:style-name="T33">just after</text:span> C++14, we can assign binary literals by using the 0b prefix:</text:p>
      <text:p text:style-name="P24"><text:span text:style-name="T32">int bin ;</text:span> </text:p>
      <text:p text:style-name="P23"><text:span text:style-name="T11">bin = 0b11110000;</text:span> <text:s text:c="2"/>// assign binary 1111 0000 to the variable</text:p>
      <text:p text:style-name="P25"><text:span text:style-name="Source_20_Text"><text:span text:style-name="T31">constant</text:span></text:span></text:p>
      <text:p text:style-name="P25"><text:span text:style-name="Source_20_Text"><text:span text:style-name="T31"><text:s/></text:span></text:span>Const variables <text:span text:style-name="Emphasis">must</text:span> be initialized when you define them, and then that value can not be changed via assignment.</text:p>
      <text:p text:style-name="P25"><text:span text:style-name="T11">const double gravity { 9.8 };</text:span> // preferred use of const before type</text:p>
      <text:p text:style-name="P19"><text:span text:style-name="T11">gravity = 9.9;</text:span> // not allowed, this will cause a <text:span text:style-name="T34">compile error</text:span></text:p>
      <text:p text:style-name="P19"/>
      <text:p text:style-name="P26"/>
      <text:p text:style-name="P26"/>
      <text:p text:style-name="P26"><text:soft-page-break/><text:span text:style-name="Strong_20_Emphasis">Constexpr</text:span></text:p>
      <text:p text:style-name="Text_20_body">C++ actually has two different kinds of constants. Runtime constants are those whose initialization values can only be resolved at runtime. Compile-time constants are those whose initialization values can be resolved at compile-time (such as variable gravity above). In most cases, it doesn’t matter whether a constant value is runtime or compile-time. However, there are a few odd cases where C++ requires a compile-time constant instead of a run-time constant (such as when defining the length of a fixed-size array -- we’ll cover this later). Because a const value could be either runtime or compile-time, the compiler has to keep track of which kind of constant it is.</text:p>
      <text:p text:style-name="Text_20_body"><text:span text:style-name="T6">C++11</text:span> introduced new keyword <text:span text:style-name="Strong_20_Emphasis">constexpr</text:span>, which ensures that the constant must be a compile-time constant:</text:p>
      <text:p text:style-name="P15"><text:span text:style-name="T26">constexpr</text:span><text:span text:style-name="T15"> </text:span><text:span text:style-name="T26">double</text:span><text:span text:style-name="T15"> gravity (9.8); </text:span><text:span text:style-name="T19">// </text:span><text:span text:style-name="T20">ok</text:span><text:span text:style-name="T19">, the value of 9.8 can be resolved at <text:s text:c="2"/>compile-time</text:span></text:p>
      <text:p text:style-name="P34"/>
      <text:p text:style-name="P15"><text:span text:style-name="T15"><text:tab/></text:span><text:span text:style-name="T26">constexpr</text:span><text:span text:style-name="T15"> </text:span><text:span text:style-name="T26">int</text:span><text:span text:style-name="T15"> sum = 4 + 5; </text:span><text:span text:style-name="T19">// </text:span><text:span text:style-name="T20">ok</text:span><text:span text:style-name="T19">, the value of 4 + 5 can be resolved at <text:s text:c="2"/>compile-time </text:span></text:p>
      <text:p text:style-name="P34"/>
      <text:p text:style-name="P15"><text:span text:style-name="T15"><text:tab/></text:span><text:span text:style-name="T16">s</text:span><text:span text:style-name="T15">td::cout &lt;&lt; </text:span><text:span text:style-name="T28">"Enter your age: "</text:span><text:span text:style-name="T15">;</text:span></text:p>
      <text:p text:style-name="P15"><text:span text:style-name="T15"><text:tab/></text:span><text:span text:style-name="T26">int</text:span><text:span text:style-name="T15"> age;</text:span></text:p>
      <text:p text:style-name="P35"><text:tab/>std::cin &gt;&gt; age;</text:p>
      <text:p text:style-name="P15"><text:span text:style-name="T15"><text:tab/></text:span><text:span text:style-name="T26">constexpr</text:span><text:span text:style-name="T15"> </text:span><text:span text:style-name="T26">int</text:span><text:span text:style-name="T15"> myAge = age; </text:span><text:span text:style-name="T19">// not okay, age can not be resolved at <text:s text:c="18"/>compile-time</text:span></text:p>
      <text:p text:style-name="P33"/>
      <text:p text:style-name="P20"><text:span text:style-name="Strong_20_Emphasis"><text:span text:style-name="T14">symbolic constants </text:span></text:span></text:p>
      <text:p text:style-name="P32">#define <text:s text:c="2"/><text:span text:style-name="T12"><text:s text:c="2"/>identifier <text:s/></text:span><text:s text:c="4"/><text:span text:style-name="T35">substitution_text</text:span></text:p>
      <text:p text:style-name="P46"/>
      <text:p text:style-name="P7"><text:span text:style-name="T26">#define</text:span><text:span text:style-name="T36"> MAX_STUDENTS_PER_CLASS 30</text:span></text:p>
      <text:p text:style-name="P15"><text:span text:style-name="T26">int</text:span><text:span text:style-name="T15"> max_students = </text:span><text:span text:style-name="T17">numClassrooms</text:span><text:span text:style-name="T15"> * MAX_STUDENTS_PER_CLASS;</text:span></text:p>
      <text:p text:style-name="P15"/>
      <text:p text:style-name="P17"><text:span text:style-name="T15">A better way to create symbolic constants is through use of </text:span><text:span text:style-name="T26">const</text:span><text:span text:style-name="T15"> variables:</text:span></text:p>
      <text:p text:style-name="P16"/>
      <text:p text:style-name="P17"><text:span text:style-name="T26">const</text:span><text:span text:style-name="T15"> </text:span><text:span text:style-name="T26">int</text:span><text:span text:style-name="T15"> maxStudentsPerClass { 30 };</text:span></text:p>
      <text:p text:style-name="P35"/>
      <text:p text:style-name="P28"><text:span text:style-name="Strong_20_Emphasis"><text:span text:style-name="T14">Using symbolic constants throughout a program</text:span></text:span></text:p>
      <text:p text:style-name="P4">e.g. constants.h:</text:p>
      <text:p text:style-name="P4"/>
      <text:p text:style-name="P4"><text:span text:style-name="T26">#ifndef</text:span><text:span text:style-name="T15"> CONSTANTS_H</text:span></text:p>
      <text:p text:style-name="P15"><text:span text:style-name="T26">#define</text:span><text:span text:style-name="T15"> CONSTANTS_H</text:span></text:p>
      <text:p text:style-name="P35"><text:s/></text:p>
      <text:p text:style-name="P15"><text:span text:style-name="T19">// define your own </text:span><text:span text:style-name="T20">namespace</text:span><text:span text:style-name="T19"> to hold constants</text:span></text:p>
      <text:p text:style-name="P15"><text:span text:style-name="T26">namespace</text:span><text:span text:style-name="T15"> constants</text:span></text:p>
      <text:p text:style-name="P35">{</text:p>
      <text:p text:style-name="P15"><text:span text:style-name="T15"><text:s text:c="4"/></text:span><text:span text:style-name="T26">const</text:span><text:span text:style-name="T15"> </text:span><text:span text:style-name="T26">double</text:span><text:span text:style-name="T15"> pi(3.14159);</text:span></text:p>
      <text:p text:style-name="P15"><text:span text:style-name="T15"><text:s text:c="4"/></text:span><text:span text:style-name="T26">const</text:span><text:span text:style-name="T15"> </text:span><text:span text:style-name="T26">double</text:span><text:span text:style-name="T15"> avogadro(6.0221413e23);</text:span></text:p>
      <text:p text:style-name="P15"><text:span text:style-name="T15"><text:s text:c="4"/></text:span><text:span text:style-name="T26">const</text:span><text:span text:style-name="T15"> </text:span><text:span text:style-name="T26">double</text:span><text:span text:style-name="T15"> my_gravity(9.2); </text:span><text:span text:style-name="T19">// m/s^2 -- gravity is light on this planet</text:span></text:p>
      <text:p text:style-name="P15"><text:span text:style-name="T15"><text:s text:c="4"/></text:span><text:span text:style-name="T19">// ... other related constants</text:span></text:p>
      <text:p text:style-name="P35">}</text:p>
      <text:p text:style-name="P36">#endif</text:p>
      <text:p text:style-name="P4">Use the scope resolution operator (::) to access your constants in .cpp files:</text:p>
      <text:p text:style-name="P4"><text:span text:style-name="T27">#include</text:span><text:span text:style-name="T17"> </text:span><text:span text:style-name="T29">"constants.h"</text:span></text:p>
      <text:p text:style-name="P15"><text:span text:style-name="T26">double</text:span><text:span text:style-name="T15"> circumference = 2 * </text:span><text:span text:style-name="T17">radius</text:span><text:span text:style-name="T15"> * </text:span><text:span text:style-name="T17">constants::pi</text:span><text:span text:style-name="T15">;</text:span></text:p>
      <text:p text:style-name="P4"><text:span text:style-name="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mily-generic="roman"/>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Marathi" style:font-family-complex="'Lohit Marath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Definition"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21:05:27.419225836</meta:creation-date>
    <dc:date>2016-05-18T09:43:04.683195801</dc:date>
    <meta:editing-duration>PT7H34M8S</meta:editing-duration>
    <meta:editing-cycles>55</meta:editing-cycles>
    <meta:generator>LibreOffice/4.2.8.2$Linux_X86_64 LibreOffice_project/420m0$Build-2</meta:generator>
    <meta:document-statistic meta:table-count="5" meta:image-count="0" meta:object-count="0" meta:page-count="5" meta:paragraph-count="124" meta:word-count="1395" meta:character-count="8857" meta:non-whitespace-character-count="7400"/>
  </office:meta>
</office:document-meta>
</file>